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2060c8"/>
    </style:style>
    <style:style style:name="P2" style:family="paragraph" style:parent-style-name="Text_20_body">
      <style:text-properties officeooo:paragraph-rsid="00242ff8"/>
    </style:style>
    <style:style style:name="P3" style:family="paragraph" style:parent-style-name="Text_20_body">
      <style:paragraph-properties fo:margin-top="0cm" fo:margin-bottom="0cm" style:contextual-spacing="false"/>
      <style:text-properties officeooo:paragraph-rsid="00242ff8"/>
    </style:style>
    <style:style style:name="P4" style:family="paragraph" style:parent-style-name="Standard">
      <style:text-properties officeooo:paragraph-rsid="001e365d"/>
    </style:style>
    <style:style style:name="P5" style:family="paragraph" style:parent-style-name="Standard">
      <style:text-properties officeooo:paragraph-rsid="001f93fa"/>
    </style:style>
    <style:style style:name="P6" style:family="paragraph" style:parent-style-name="Standard">
      <style:text-properties officeooo:paragraph-rsid="002060c8"/>
    </style:style>
    <style:style style:name="P7" style:family="paragraph" style:parent-style-name="Standard">
      <style:text-properties officeooo:paragraph-rsid="00237101"/>
    </style:style>
    <style:style style:name="P8" style:family="paragraph" style:parent-style-name="Standard">
      <style:text-properties officeooo:paragraph-rsid="00242ff8"/>
    </style:style>
    <style:style style:name="P9" style:family="paragraph" style:parent-style-name="Standard">
      <style:text-properties officeooo:paragraph-rsid="002444cb"/>
    </style:style>
    <style:style style:name="P10" style:family="paragraph" style:parent-style-name="Standard">
      <style:text-properties officeooo:rsid="001cfd58" officeooo:paragraph-rsid="001cfd58"/>
    </style:style>
    <style:style style:name="P11" style:family="paragraph" style:parent-style-name="Standard" style:list-style-name="L1">
      <style:text-properties officeooo:rsid="001e365d" officeooo:paragraph-rsid="001e365d"/>
    </style:style>
    <style:style style:name="P12" style:family="paragraph" style:parent-style-name="Standard">
      <style:text-properties officeooo:rsid="001e365d" officeooo:paragraph-rsid="001e365d"/>
    </style:style>
    <style:style style:name="P13" style:family="paragraph" style:parent-style-name="Standard">
      <style:text-properties officeooo:rsid="001f08c1" officeooo:paragraph-rsid="001f08c1"/>
    </style:style>
    <style:style style:name="P14" style:family="paragraph" style:parent-style-name="Standard">
      <style:text-properties officeooo:rsid="001f93fa" officeooo:paragraph-rsid="001f93fa"/>
    </style:style>
    <style:style style:name="P15" style:family="paragraph" style:parent-style-name="Standard">
      <style:text-properties officeooo:rsid="001f93fa" officeooo:paragraph-rsid="002060c8"/>
    </style:style>
    <style:style style:name="P16" style:family="paragraph" style:parent-style-name="Standard">
      <style:text-properties officeooo:rsid="002060c8" officeooo:paragraph-rsid="002060c8"/>
    </style:style>
    <style:style style:name="P17" style:family="paragraph" style:parent-style-name="Standard">
      <style:text-properties officeooo:rsid="00237101" officeooo:paragraph-rsid="002060c8"/>
    </style:style>
    <style:style style:name="P18" style:family="paragraph" style:parent-style-name="Standard">
      <style:text-properties officeooo:rsid="00242ff8" officeooo:paragraph-rsid="00242ff8"/>
    </style:style>
    <style:style style:name="P19" style:family="paragraph" style:parent-style-name="Standard">
      <style:text-properties officeooo:rsid="002444cb" officeooo:paragraph-rsid="00242ff8"/>
    </style:style>
    <style:style style:name="P20" style:family="paragraph" style:parent-style-name="Standard">
      <style:text-properties officeooo:rsid="002c6277" officeooo:paragraph-rsid="002c6277"/>
    </style:style>
    <style:style style:name="P21" style:family="paragraph" style:parent-style-name="Text_20_body">
      <style:paragraph-properties fo:margin-top="0cm" fo:margin-bottom="0cm" style:contextual-spacing="false"/>
      <style:text-properties officeooo:rsid="0027b223" officeooo:paragraph-rsid="00242ff8"/>
    </style:style>
    <style:style style:name="P22" style:family="paragraph" style:parent-style-name="Text_20_body">
      <style:paragraph-properties fo:margin-top="0cm" fo:margin-bottom="0cm" style:contextual-spacing="false"/>
      <style:text-properties officeooo:rsid="0027b223" officeooo:paragraph-rsid="0027b223"/>
    </style:style>
    <style:style style:name="P23" style:family="paragraph" style:parent-style-name="Text_20_body">
      <style:text-properties officeooo:rsid="00242ff8" officeooo:paragraph-rsid="00242ff8"/>
    </style:style>
    <style:style style:name="P24" style:family="paragraph" style:parent-style-name="Text_20_body">
      <style:text-properties officeooo:paragraph-rsid="00242ff8"/>
    </style:style>
    <style:style style:name="P25" style:family="paragraph" style:parent-style-name="Text_20_body">
      <style:text-properties officeooo:paragraph-rsid="002f6ac6"/>
    </style:style>
    <style:style style:name="T1" style:family="text">
      <style:text-properties officeooo:rsid="001cfd58"/>
    </style:style>
    <style:style style:name="T2" style:family="text">
      <style:text-properties officeooo:rsid="001e365d"/>
    </style:style>
    <style:style style:name="T3" style:family="text">
      <style:text-properties officeooo:rsid="001f08c1"/>
    </style:style>
    <style:style style:name="T4" style:family="text">
      <style:text-properties officeooo:rsid="001f93fa"/>
    </style:style>
    <style:style style:name="T5" style:family="text">
      <style:text-properties officeooo:rsid="002060c8"/>
    </style:style>
    <style:style style:name="T6" style:family="text">
      <style:text-properties fo:font-style="normal" officeooo:rsid="00225262" style:font-style-asian="normal" style:font-style-complex="normal"/>
    </style:style>
    <style:style style:name="T7" style:family="text">
      <style:text-properties fo:font-style="normal" officeooo:rsid="00237101" style:font-style-asian="normal" style:font-style-complex="normal"/>
    </style:style>
    <style:style style:name="T8" style:family="text">
      <style:text-properties fo:font-style="normal" officeooo:rsid="002444cb" style:font-style-asian="normal" style:font-style-complex="normal"/>
    </style:style>
    <style:style style:name="T9" style:family="text">
      <style:text-properties fo:font-style="normal" officeooo:rsid="001a4e03" style:font-style-asian="normal" style:font-style-complex="normal"/>
    </style:style>
    <style:style style:name="T10" style:family="text">
      <style:text-properties officeooo:rsid="002104d5"/>
    </style:style>
    <style:style style:name="T11" style:family="text">
      <style:text-properties officeooo:rsid="00237101"/>
    </style:style>
    <style:style style:name="T12" style:family="text">
      <style:text-properties officeooo:rsid="00242ff8"/>
    </style:style>
    <style:style style:name="T13" style:family="text">
      <style:text-properties officeooo:rsid="002444cb"/>
    </style:style>
    <style:style style:name="T14" style:family="text">
      <style:text-properties officeooo:rsid="0025de6b"/>
    </style:style>
    <style:style style:name="T15" style:family="text">
      <style:text-properties officeooo:rsid="0027b223"/>
    </style:style>
    <style:style style:name="T16" style:family="text">
      <style:text-properties officeooo:rsid="00289466"/>
    </style:style>
    <style:style style:name="T17" style:family="text">
      <style:text-properties officeooo:rsid="002945c4"/>
    </style:style>
    <style:style style:name="T18" style:family="text">
      <style:text-properties officeooo:rsid="002aef66"/>
    </style:style>
    <style:style style:name="T19" style:family="text">
      <style:text-properties officeooo:rsid="002e409d"/>
    </style:style>
    <style:style style:name="T20" style:family="text">
      <style:text-properties officeooo:rsid="002edf3e"/>
    </style:style>
    <style:style style:name="T21" style:family="text">
      <style:text-properties officeooo:rsid="002f6ac6"/>
    </style:style>
    <style:style style:name="T22" style:family="text">
      <style:text-properties officeooo:rsid="0031187a"/>
    </style:style>
    <style:style style:name="T23" style:family="text">
      <style:text-properties officeooo:rsid="0033cc4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he Challenges of Parallel Programming</text:p>
      <text:p text:style-name="P10"/>
      <text:p text:style-name="P10">Parallel Overhead</text:p>
      <text:p text:style-name="P4"><text:span text:style-name="T1"><text:tab/>Due to the complex nature of making a program parallel, it takes time to coordinate these <text:tab/>parallel tasks, time that could be used to perform useful tasks, the parallel overhead is this <text:tab/>time. </text:span><text:span text:style-name="T2">This includes:</text:span></text:p>
      <text:list xml:id="list28205325" text:style-name="L1">
        <text:list-item>
          <text:p text:style-name="P11"><text:s/>the time to start/terminate a task</text:p>
        </text:list-item>
        <text:list-item>
          <text:p text:style-name="P11">the time to pass messages bewtween task</text:p>
        </text:list-item>
        <text:list-item>
          <text:p text:style-name="P11">sychronization times</text:p>
        </text:list-item>
        <text:list-item>
          <text:p text:style-name="P11">etx.</text:p>
        </text:list-item>
      </text:list>
      <text:p text:style-name="P4"><text:span text:style-name="T2"><text:tab/>This time is unavoidable but must considered when parallel computing is to be used</text:span><text:span text:style-name="T10">[1]</text:span></text:p>
      <text:p text:style-name="P12"/>
      <text:p text:style-name="P13">Sychronization</text:p>
      <text:p text:style-name="P13"/>
      <text:p text:style-name="P5"><text:span text:style-name="T3"><text:tab/></text:span><text:span text:style-name="T4">Sychronisation is a necessary consideration when using multiple threads to avoid race <text:tab/>conditions. This limits the parallel effieceny of the program. If this is done incorrectly than <text:tab/>we obtain incorrect results from the program, as there may be errors in the access of shared <text:tab/>resources.</text:span><text:span text:style-name="T5">[1]</text:span></text:p>
      <text:p text:style-name="P14"/>
      <text:p text:style-name="P14">Scalability</text:p>
      <text:p text:style-name="P14"/>
      <text:p text:style-name="P15"><text:tab/></text:p>
      <text:p text:style-name="P15"/>
      <text:p text:style-name="P16">Amdahl's Law</text:p>
      <text:p text:style-name="P15"/>
      <text:p text:style-name="P6"><text:span text:style-name="T4"><text:tab/></text:span><text:span text:style-name="T19">Amdahl's Law</text:span><text:span text:style-name="T11"> is a model for the relationship between the expected speedup of </text:span><text:span text:style-name="T20">parallel</text:span><text:span text:style-name="T11"> <text:tab/>implementations of a</text:span><text:span text:style-name="T20">n</text:span><text:span text:style-name="T11"> algorithm, relative to the serial algorithm, if we assume that the <text:tab/>problem size remains constant. <text:s/>This concerns the speedup achievable from some <text:tab/>improvement to a computation that affects a proportion P of that computation, with a <text:s/><text:tab/>speedup of S. The law states:</text:span></text:p>
      <text:p text:style-name="P17"/>
      <text:p text:style-name="P6"><text:span text:style-name="T11"><text:tab/><text:tab/><text:tab/><text:tab/></text:span><text:span text:style-name="T11"><draw:frame draw:style-name="fr1" draw:name="graphics1" text:anchor-type="as-char" svg:width="4.976cm" svg:height="2.487cm" draw:z-index="0"><draw:image xlink:href="http://upload.wikimedia.org/math/8/9/6/89638a25639297d701f9298b68ee9cec.png" xlink:type="simple" xlink:show="embed" xlink:actuate="onLoad"/></draw:frame></text:span><text:span text:style-name="T11"> </text:span></text:p>
      <text:p text:style-name="P17"/>
      <text:p text:style-name="P17"><text:tab/>it is clear to see that if we consider the imporvement to be the parallisation this can be used <text:tab/>to model the speedup achievable by making the portion, P, of the program parallel instead of</text:p>
      <text:p text:style-name="P17"><text:tab/>serial. Thus it is clear to see that we are limited by how much we can improve a program</text:p>
      <text:p text:style-name="P1"><text:span text:style-name="T4"><text:tab/></text:span><text:span text:style-name="T11">by making it parrallel, and it is heavily influenced by how much of the program can be made <text:tab/>parallel.[2]</text:span><text:span text:style-name="T4"><text:tab/></text:span></text:p>
      <text:p text:style-name="P2"><text:span text:style-name="T12">Load Balance</text:span><text:span text:style-name="T13">[1]</text:span><text:span text:style-name="T14">[3]</text:span></text:p>
      <text:p text:style-name="P3"><text:span text:style-name="T14"><text:tab/></text:span><text:span text:style-name="T15">This is important in threaded applications so that we fully utilize available processors. Once <text:tab/></text:span></text:p>
      <text:p text:style-name="P21"><text:tab/>a task has finished its job on the processor, it remains idle until new tasks are assigned to it. <text:tab/></text:p>
      <text:p text:style-name="P22"><text:tab/>To achieve optimal performance results we must equally partition the work each task <text:tab/>receives, such as evenly distributing loop iterations across the tasks. Using dynamic work </text:p>
      <text:p text:style-name="P22"><text:tab/>assignments, when the amount of work each task will perform is intentionally variable or <text:tab/><text:span text:style-name="T23">unpredictable</text:span>, we may need some sort of scheduler, so that as it task finishes a new one is <text:tab/>set. </text:p>
      <text:p text:style-name="P23"/>
      <text:p text:style-name="P2"><text:soft-page-break/><text:span text:style-name="T12">Granularity</text:span><text:span text:style-name="T13">[1]</text:span><text:span text:style-name="T4"><text:tab/></text:span></text:p>
      <text:p text:style-name="P2"><text:span text:style-name="T4"/></text:p>
      <text:p text:style-name="P25"><text:span text:style-name="T21">Communications</text:span></text:p>
      <text:p text:style-name="P18"/>
      <text:p text:style-name="P8"><text:span text:style-name="T12">Latency vs. Bandwith</text:span></text:p>
      <text:p text:style-name="P19"/>
      <text:p text:style-name="P8"><text:span text:style-name="T13"><text:tab/></text:span><text:span text:style-name="T16">The latency is the time it takes to send a minimal message from a point A to a second, B.</text:span></text:p>
      <text:p text:style-name="P8"><text:span text:style-name="T16"><text:tab/>e.g. microseconds. The bandwidth is the amount of data that can be communicated per unit <text:tab/>time. e.g. </text:span><text:span text:style-name="T17">m</text:span><text:span text:style-name="T16">egabytes/sec. </text:span><text:span text:style-name="T18">If many small messages are sent this can cause latency to <text:tab/>dominate communication overheads. It is, often, more efficient to bundle these messages <text:tab/>together into a larger message as this increases the effective communications bandwidth.</text:span><text:span text:style-name="T22">[3]</text:span></text:p>
      <text:p text:style-name="P15"/>
      <text:p text:style-name="P20">Synchronus vs. asynchronous communications[3]</text:p>
      <text:p text:style-name="P15"/>
      <text:p text:style-name="P6"><text:span text:style-name="T5">[1] - </text:span><text:a xlink:type="simple" xlink:href="http://www.intel.com/technology/itj/2007/v11i4/3-development/4-challenges.htm"><text:span text:style-name="T6">http://www.intel.com/technology/itj/2007/v11i4/3-development/4-challenges.htm</text:span></text:a></text:p>
      <text:p text:style-name="P7"><text:span text:style-name="T7">[2] - </text:span><text:a xlink:type="simple" xlink:href="http://www.princeton.edu/~achaney/tmve/wiki100k/docs/Amdahl_s_law.html"><text:span text:style-name="T7">http://www.princeton.edu/~achaney/tmve/wiki100k/docs/Amdahl_s_law.html</text:span></text:a></text:p>
      <text:p text:style-name="P9"><text:span text:style-name="T8">[3] - </text:span><text:a xlink:type="simple" xlink:href="https://computing.llnl.gov/tutorials/parallel_comp/#DesignCommunications"><text:span text:style-name="T9">https://computing.llnl.gov/tutorials/parallel_comp/#DesignCommunication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7T00:01:22.56</meta:creation-date>
    <dc:date>2013-03-07T08:36:43.60</dc:date>
    <meta:editing-duration>PT1H17M15S</meta:editing-duration>
    <meta:editing-cycles>21</meta:editing-cycles>
    <meta:generator>LibreOffice/3.6$Windows_x86 LibreOffice_project/2ef5aff-a6fb0ff-166bdff-cf087ad-0f1389</meta:generator>
    <meta:document-statistic meta:table-count="0" meta:image-count="1" meta:object-count="0" meta:page-count="2" meta:paragraph-count="32" meta:word-count="442" meta:character-count="2905" meta:non-whitespace-character-count="2449"/>
  </office:meta>
</office:document-meta>
</file>